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Crime</text:span></text:h>
      <text:list xml:id="list806205397" text:style-name="L1">
        <text:list-item>
          <text:p text:style-name="P4"><text:span text:style-name="Strong_20_Emphasis">Crime_ID</text:span> (Primary Key)</text:p>
        </text:list-item>
        <text:list-item>
          <text:p text:style-name="P4"><text:span text:style-name="Strong_20_Emphasis">Crime_Type</text:span> (e.g., Theft, Murder, Assault)</text:p>
        </text:list-item>
        <text:list-item>
          <text:p text:style-name="P4"><text:span text:style-name="Strong_20_Emphasis">Crime_Description</text:span></text:p>
        </text:list-item>
        <text:list-item>
          <text:p text:style-name="P4"><text:span text:style-name="Strong_20_Emphasis">Crime_Date</text:span></text:p>
        </text:list-item>
        <text:list-item>
          <text:p text:style-name="P4"><text:span text:style-name="Strong_20_Emphasis">Crime_Location</text:span></text:p>
        </text:list-item>
        <text:list-item>
          <text:p text:style-name="P3"><text:span text:style-name="Strong_20_Emphasis">Crime_Status</text:span> (Pending, Under Investigation, Closed)</text:p>
        </text:list-item>
      </text:list>
      <text:p text:style-name="Horizontal_20_Line"/>
      <text:h text:style-name="Heading_20_3" text:outline-level="3"><text:span text:style-name="Strong_20_Emphasis">2. Case</text:span></text:h>
      <text:list xml:id="list2054831028" text:style-name="L2">
        <text:list-item>
          <text:p text:style-name="P6"><text:span text:style-name="Strong_20_Emphasis">Case_ID</text:span> (Primary Key)</text:p>
        </text:list-item>
        <text:list-item>
          <text:p text:style-name="P6"><text:span text:style-name="Strong_20_Emphasis">Crime_ID</text:span> (Foreign Key referencing Crime)</text:p>
        </text:list-item>
        <text:list-item>
          <text:p text:style-name="P6"><text:span text:style-name="Strong_20_Emphasis">Case_Status</text:span> (Open, In Progress, Closed)</text:p>
        </text:list-item>
        <text:list-item>
          <text:p text:style-name="P6"><text:span text:style-name="Strong_20_Emphasis">Case_Details</text:span></text:p>
        </text:list-item>
        <text:list-item>
          <text:p text:style-name="P6"><text:span text:style-name="Strong_20_Emphasis">Filing_Date</text:span></text:p>
        </text:list-item>
        <text:list-item>
          <text:p text:style-name="P5"><text:span text:style-name="Strong_20_Emphasis">Closure_Date</text:span> (if applicable)</text:p>
        </text:list-item>
      </text:list>
      <text:p text:style-name="Horizontal_20_Line"/>
      <text:h text:style-name="Heading_20_3" text:outline-level="3"><text:span text:style-name="Strong_20_Emphasis">3. Police Officer</text:span></text:h>
      <text:list xml:id="list2003911455" text:style-name="L3">
        <text:list-item>
          <text:p text:style-name="P8"><text:span text:style-name="Strong_20_Emphasis">Officer_ID</text:span> (Primary Key)</text:p>
        </text:list-item>
        <text:list-item>
          <text:p text:style-name="P8"><text:span text:style-name="Strong_20_Emphasis">Officer_Name</text:span></text:p>
        </text:list-item>
        <text:list-item>
          <text:p text:style-name="P8"><text:span text:style-name="Strong_20_Emphasis">Rank</text:span></text:p>
        </text:list-item>
        <text:list-item>
          <text:p text:style-name="P8"><text:span text:style-name="Strong_20_Emphasis">Department</text:span></text:p>
        </text:list-item>
        <text:list-item>
          <text:p text:style-name="P8"><text:span text:style-name="Strong_20_Emphasis">Phone_Number</text:span></text:p>
        </text:list-item>
        <text:list-item>
          <text:p text:style-name="P8"><text:span text:style-name="Strong_20_Emphasis">Email</text:span></text:p>
        </text:list-item>
        <text:list-item>
          <text:p text:style-name="P7"><text:span text:style-name="Strong_20_Emphasis">Station_ID</text:span> (Foreign Key referencing Police Station)</text:p>
        </text:list-item>
      </text:list>
      <text:p text:style-name="Horizontal_20_Line"/>
      <text:h text:style-name="Heading_20_3" text:outline-level="3"><text:span text:style-name="Strong_20_Emphasis">4. Investigator</text:span></text:h>
      <text:list xml:id="list264651867" text:style-name="L4">
        <text:list-item>
          <text:p text:style-name="P10"><text:span text:style-name="Strong_20_Emphasis">Investigator_ID</text:span> (Primary Key)</text:p>
        </text:list-item>
        <text:list-item>
          <text:p text:style-name="P10"><text:span text:style-name="Strong_20_Emphasis">Investigator_Name</text:span></text:p>
        </text:list-item>
        <text:list-item>
          <text:p text:style-name="P10"><text:span text:style-name="Strong_20_Emphasis">Designation</text:span></text:p>
        </text:list-item>
        <text:list-item>
          <text:p text:style-name="P10"><text:span text:style-name="Strong_20_Emphasis">Assigned_Cases</text:span> (Number of cases assigned)</text:p>
        </text:list-item>
        <text:list-item>
          <text:p text:style-name="P10"><text:span text:style-name="Strong_20_Emphasis">Phone_Number</text:span></text:p>
        </text:list-item>
        <text:list-item>
          <text:p text:style-name="P10"><text:span text:style-name="Strong_20_Emphasis">Email</text:span></text:p>
        </text:list-item>
        <text:list-item>
          <text:p text:style-name="P9"><text:span text:style-name="Strong_20_Emphasis">Officer_ID</text:span> (Foreign Key referencing Police Officer)</text:p>
        </text:list-item>
      </text:list>
      <text:p text:style-name="Horizontal_20_Line"/>
      <text:h text:style-name="Heading_20_3" text:outline-level="3"><text:span text:style-name="Strong_20_Emphasis">5. Police Station</text:span></text:h>
      <text:list xml:id="list1540344089" text:style-name="L5">
        <text:list-item>
          <text:p text:style-name="P12"><text:span text:style-name="Strong_20_Emphasis">Station_ID</text:span> (Primary Key)</text:p>
        </text:list-item>
        <text:list-item>
          <text:p text:style-name="P12"><text:span text:style-name="Strong_20_Emphasis">Station_Name</text:span></text:p>
        </text:list-item>
        <text:list-item>
          <text:p text:style-name="P12"><text:span text:style-name="Strong_20_Emphasis">Location</text:span></text:p>
        </text:list-item>
        <text:list-item>
          <text:p text:style-name="P12"><text:soft-page-break/><text:span text:style-name="Strong_20_Emphasis">Contact_Number</text:span></text:p>
        </text:list-item>
        <text:list-item>
          <text:p text:style-name="P11"><text:span text:style-name="Strong_20_Emphasis">In-Charge_Officer_ID</text:span> (Foreign Key referencing Police Officer)</text:p>
        </text:list-item>
      </text:list>
      <text:p text:style-name="Horizontal_20_Line"/>
      <text:h text:style-name="Heading_20_3" text:outline-level="3"><text:span text:style-name="Strong_20_Emphasis">6. Victim</text:span></text:h>
      <text:list xml:id="list3324370511" text:style-name="L6">
        <text:list-item>
          <text:p text:style-name="P14"><text:span text:style-name="Strong_20_Emphasis">Victim_ID</text:span> (Primary Key)</text:p>
        </text:list-item>
        <text:list-item>
          <text:p text:style-name="P14"><text:span text:style-name="Strong_20_Emphasis">Victim_Name</text:span></text:p>
        </text:list-item>
        <text:list-item>
          <text:p text:style-name="P14"><text:span text:style-name="Strong_20_Emphasis">Age</text:span></text:p>
        </text:list-item>
        <text:list-item>
          <text:p text:style-name="P14"><text:span text:style-name="Strong_20_Emphasis">Gender</text:span></text:p>
        </text:list-item>
        <text:list-item>
          <text:p text:style-name="P14"><text:span text:style-name="Strong_20_Emphasis">Contact_Number</text:span></text:p>
        </text:list-item>
        <text:list-item>
          <text:p text:style-name="P14"><text:span text:style-name="Strong_20_Emphasis">Address</text:span></text:p>
        </text:list-item>
        <text:list-item>
          <text:p text:style-name="P13"><text:span text:style-name="Strong_20_Emphasis">Crime_ID</text:span> (Foreign Key referencing Crime)</text:p>
        </text:list-item>
      </text:list>
      <text:p text:style-name="Horizontal_20_Line"/>
      <text:h text:style-name="Heading_20_3" text:outline-level="3"><text:span text:style-name="Strong_20_Emphasis">7. Suspect</text:span></text:h>
      <text:list xml:id="list548113402" text:style-name="L7">
        <text:list-item>
          <text:p text:style-name="P16"><text:span text:style-name="Strong_20_Emphasis">Suspect_ID</text:span> (Primary Key)</text:p>
        </text:list-item>
        <text:list-item>
          <text:p text:style-name="P16"><text:span text:style-name="Strong_20_Emphasis">Suspect_Name</text:span></text:p>
        </text:list-item>
        <text:list-item>
          <text:p text:style-name="P16"><text:span text:style-name="Strong_20_Emphasis">Age</text:span></text:p>
        </text:list-item>
        <text:list-item>
          <text:p text:style-name="P16"><text:span text:style-name="Strong_20_Emphasis">Gender</text:span></text:p>
        </text:list-item>
        <text:list-item>
          <text:p text:style-name="P16"><text:span text:style-name="Strong_20_Emphasis">Address</text:span></text:p>
        </text:list-item>
        <text:list-item>
          <text:p text:style-name="P16"><text:span text:style-name="Strong_20_Emphasis">Crime_ID</text:span> (Foreign Key referencing Crime)</text:p>
        </text:list-item>
        <text:list-item>
          <text:p text:style-name="P15"><text:span text:style-name="Strong_20_Emphasis">Status</text:span> (Arrested, Wanted, Under Surveillance)</text:p>
        </text:list-item>
      </text:list>
      <text:p text:style-name="Horizontal_20_Line"/>
      <text:h text:style-name="Heading_20_3" text:outline-level="3"><text:span text:style-name="Strong_20_Emphasis">8. Witness</text:span></text:h>
      <text:list xml:id="list985419783" text:style-name="L8">
        <text:list-item>
          <text:p text:style-name="P18"><text:span text:style-name="Strong_20_Emphasis">Witness_ID</text:span> (Primary Key)</text:p>
        </text:list-item>
        <text:list-item>
          <text:p text:style-name="P18"><text:span text:style-name="Strong_20_Emphasis">Witness_Name</text:span></text:p>
        </text:list-item>
        <text:list-item>
          <text:p text:style-name="P18"><text:span text:style-name="Strong_20_Emphasis">Age</text:span></text:p>
        </text:list-item>
        <text:list-item>
          <text:p text:style-name="P18"><text:span text:style-name="Strong_20_Emphasis">Gender</text:span></text:p>
        </text:list-item>
        <text:list-item>
          <text:p text:style-name="P18"><text:span text:style-name="Strong_20_Emphasis">Contact_Number</text:span></text:p>
        </text:list-item>
        <text:list-item>
          <text:p text:style-name="P18"><text:span text:style-name="Strong_20_Emphasis">Statement</text:span> (Testimony details)</text:p>
        </text:list-item>
        <text:list-item>
          <text:p text:style-name="P17"><text:span text:style-name="Strong_20_Emphasis">Crime_ID</text:span> (Foreign Key referencing Crime)</text:p>
        </text:list-item>
      </text:list>
      <text:p text:style-name="Horizontal_20_Line"/>
      <text:h text:style-name="Heading_20_3" text:outline-level="3"><text:span text:style-name="Strong_20_Emphasis">9. Evidence</text:span></text:h>
      <text:list xml:id="list2785827396" text:style-name="L9">
        <text:list-item>
          <text:p text:style-name="P20"><text:span text:style-name="Strong_20_Emphasis">Evidence_ID</text:span> (Primary Key)</text:p>
        </text:list-item>
        <text:list-item>
          <text:p text:style-name="P20"><text:span text:style-name="Strong_20_Emphasis">Crime_ID</text:span> (Foreign Key referencing Crime)</text:p>
        </text:list-item>
        <text:list-item>
          <text:p text:style-name="P20"><text:span text:style-name="Strong_20_Emphasis">Type</text:span> (Fingerprint, Weapon, CCTV Footage, etc.)</text:p>
        </text:list-item>
        <text:list-item>
          <text:p text:style-name="P20"><text:span text:style-name="Strong_20_Emphasis">Description</text:span></text:p>
        </text:list-item>
        <text:list-item>
          <text:p text:style-name="P20"><text:span text:style-name="Strong_20_Emphasis">Collected_By (Officer_ID)</text:span> (Foreign Key referencing Police Officer)</text:p>
        </text:list-item>
        <text:list-item>
          <text:p text:style-name="P19"><text:span text:style-name="Strong_20_Emphasis">Storage_Location</text:span></text:p>
        </text:list-item>
      </text:list>
      <text:p text:style-name="Horizontal_20_Line"/>
      <text:h text:style-name="Heading_20_3" text:outline-level="3"><text:soft-page-break/><text:span text:style-name="Strong_20_Emphasis">10. Reports</text:span></text:h>
      <text:list xml:id="list3930949708" text:style-name="L10">
        <text:list-item>
          <text:p text:style-name="P22"><text:span text:style-name="Strong_20_Emphasis">Report_ID</text:span> (Primary Key)</text:p>
        </text:list-item>
        <text:list-item>
          <text:p text:style-name="P22"><text:span text:style-name="Strong_20_Emphasis">Crime_ID</text:span> (Foreign Key referencing Crime)</text:p>
        </text:list-item>
        <text:list-item>
          <text:p text:style-name="P22"><text:span text:style-name="Strong_20_Emphasis">Officer_ID</text:span> (Foreign Key referencing Police Officer)</text:p>
        </text:list-item>
        <text:list-item>
          <text:p text:style-name="P22"><text:span text:style-name="Strong_20_Emphasis">Report_Details</text:span></text:p>
        </text:list-item>
        <text:list-item>
          <text:p text:style-name="P21"><text:span text:style-name="Strong_20_Emphasis">Submission_Date</text:span></text:p>
        </text:list-item>
      </text:list>
      <text:p text:style-name="Horizontal_20_Line"/>
      <text:h text:style-name="Heading_20_3" text:outline-level="3"><text:span text:style-name="Strong_20_Emphasis">11. Court Case (If integrated with judiciary system)</text:span></text:h>
      <text:list xml:id="list813095029" text:style-name="L11">
        <text:list-item>
          <text:p text:style-name="P24"><text:span text:style-name="Strong_20_Emphasis">Court_Case_ID</text:span> (Primary Key)</text:p>
        </text:list-item>
        <text:list-item>
          <text:p text:style-name="P24"><text:span text:style-name="Strong_20_Emphasis">Case_ID</text:span> (Foreign Key referencing Case)</text:p>
        </text:list-item>
        <text:list-item>
          <text:p text:style-name="P24"><text:span text:style-name="Strong_20_Emphasis">Judge_Name</text:span></text:p>
        </text:list-item>
        <text:list-item>
          <text:p text:style-name="P24"><text:span text:style-name="Strong_20_Emphasis">Lawyer_Name</text:span></text:p>
        </text:list-item>
        <text:list-item>
          <text:p text:style-name="P24"><text:span text:style-name="Strong_20_Emphasis">Hearing_Date</text:span></text:p>
        </text:list-item>
        <text:list-item>
          <text:p text:style-name="P23"><text:span text:style-name="Strong_20_Emphasis">Verdict</text:span></text:p>
        </text:list-item>
      </text:list>
      <text:p text:style-name="Horizontal_20_Line"/>
      <text:h text:style-name="Heading_20_3" text:outline-level="3"><text:span text:style-name="Strong_20_Emphasis">Relationships:</text:span></text:h>
      <text:list xml:id="list2769450700" text:style-name="L12">
        <text:list-item>
          <text:p text:style-name="P26"><text:span text:style-name="Strong_20_Emphasis">One police station</text:span> can have <text:span text:style-name="Strong_20_Emphasis">multiple officers</text:span>.</text:p>
        </text:list-item>
        <text:list-item>
          <text:p text:style-name="P26"><text:span text:style-name="Strong_20_Emphasis">One crime</text:span> can have <text:span text:style-name="Strong_20_Emphasis">multiple suspects, witnesses, and victims</text:span>.</text:p>
        </text:list-item>
        <text:list-item>
          <text:p text:style-name="P26"><text:span text:style-name="Strong_20_Emphasis">One case</text:span> is associated with <text:span text:style-name="Strong_20_Emphasis">one or more crimes</text:span>.</text:p>
        </text:list-item>
        <text:list-item>
          <text:p text:style-name="P26"><text:span text:style-name="Strong_20_Emphasis">One investigator</text:span> is assigned <text:span text:style-name="Strong_20_Emphasis">multiple cases</text:span>.</text:p>
        </text:list-item>
        <text:list-item>
          <text:p text:style-name="P25"><text:span text:style-name="Strong_20_Emphasis">One crime</text:span> can haveThe primary key of the weak entity is a composite key that consists of: <text:span text:style-name="Strong_20_Emphasis">multiple pieces of evidence</text:span>.</text:p>
        </text:list-item>
      </text:list>
      <text:p text:style-name="Horizontal_20_Line"/>
      <text:p text:style-name="Text_20_body">Creating a <text:span text:style-name="Strong_20_Emphasis">Crime Record Management System</text:span> as a <text:span text:style-name="Strong_20_Emphasis">DBMS project</text:span> requires proper planning and execution. Below is a step-by-step <text:span text:style-name="Strong_20_Emphasis">guide</text:span> to help you develop your project:</text:p>
      <text:p text:style-name="Horizontal_20_Line"/>
      <text:h text:style-name="Heading_20_2" text:outline-level="2"><text:span text:style-name="Strong_20_Emphasis">🔹 Step 1: Define Project Scope &amp; Requirements</text:span></text:h>
      <text:p text:style-name="Text_20_body">Before you start, outline what your <text:span text:style-name="Strong_20_Emphasis">Crime Record Management System</text:span> should do:<text:line-break/>✅ Store and manage <text:span text:style-name="Strong_20_Emphasis">crime records</text:span><text:line-break/>✅ Assign <text:span text:style-name="Strong_20_Emphasis">officers and investigators</text:span><text:line-break/>✅ Track <text:span text:style-name="Strong_20_Emphasis">case progress</text:span><text:line-break/>✅ Generate <text:span text:style-name="Strong_20_Emphasis">crime reports</text:span><text:line-break/>✅ Store <text:span text:style-name="Strong_20_Emphasis">evidence and witness details</text:span></text:p>
      <text:p text:style-name="Horizontal_20_Line"/>
      <text:h text:style-name="Heading_20_2" text:outline-level="2"><text:span text:style-name="Strong_20_Emphasis">🔹 Step 2: Identify Entities &amp; Relationships</text:span></text:h>
      <text:p text:style-name="Text_20_body">From the project scope, identify the key <text:span text:style-name="Strong_20_Emphasis">entities</text:span> and their <text:span text:style-name="Strong_20_Emphasis">relationships</text:span>. You can refer to the entities I previously listed.</text:p>
      <text:p text:style-name="Text_20_body"><text:soft-page-break/>📝 Example relationships:</text:p>
      <text:list xml:id="list26960635" text:style-name="L13">
        <text:list-item>
          <text:p text:style-name="P28"><text:span text:style-name="Strong_20_Emphasis">One case</text:span> can involve <text:span text:style-name="Strong_20_Emphasis">multiple suspects and witnesses</text:span></text:p>
        </text:list-item>
        <text:list-item>
          <text:p text:style-name="P28"><text:span text:style-name="Strong_20_Emphasis">One officer</text:span> can handle <text:span text:style-name="Strong_20_Emphasis">multiple cases</text:span></text:p>
        </text:list-item>
        <text:list-item>
          <text:p text:style-name="P27"><text:span text:style-name="Strong_20_Emphasis">One crime</text:span> can have <text:span text:style-name="Strong_20_Emphasis">multiple pieces of evidence</text:span></text:p>
        </text:list-item>
      </text:list>
      <text:p text:style-name="Horizontal_20_Line"/>
      <text:h text:style-name="Heading_20_2" text:outline-level="2"><text:span text:style-name="Strong_20_Emphasis">🔹 Step 3: Design an ER Diagram</text:span></text:h>
      <text:p text:style-name="Text_20_body">Draw an <text:span text:style-name="Strong_20_Emphasis">Entity-Relationship (ER) Diagram</text:span> to visualize how the entities connect.</text:p>
      <text:p text:style-name="Text_20_body">🖼️ <text:span text:style-name="Strong_20_Emphasis">Tools to draw ER diagrams:</text:span></text:p>
      <text:list xml:id="list1267348681" text:style-name="L14">
        <text:list-item>
          <text:p text:style-name="P30"><text:span text:style-name="Strong_20_Emphasis">Draw.io</text:span></text:p>
        </text:list-item>
        <text:list-item>
          <text:p text:style-name="P30"><text:span text:style-name="Strong_20_Emphasis">Lucidchart</text:span></text:p>
        </text:list-item>
        <text:list-item>
          <text:p text:style-name="P30"><text:span text:style-name="Strong_20_Emphasis">Microsoft Visio</text:span></text:p>
        </text:list-item>
        <text:list-item>
          <text:p text:style-name="P29"><text:span text:style-name="Strong_20_Emphasis">MySQL Workbench</text:span></text:p>
        </text:list-item>
      </text:list>
      <text:p text:style-name="Horizontal_20_Line"/>
      <text:h text:style-name="Heading_20_2" text:outline-level="2"><text:span text:style-name="Strong_20_Emphasis">🔹 Step 4: Convert ER Diagram to Relational Schema</text:span></text:h>
      <text:p text:style-name="Text_20_body">Once the ER diagram is ready, convert it into a <text:span text:style-name="Strong_20_Emphasis">Relational Schema</text:span>.<text:line-break/>📌 Define <text:span text:style-name="Strong_20_Emphasis">Primary Keys (PK)</text:span> and <text:span text:style-name="Strong_20_Emphasis">Foreign Keys (FK)</text:span>.</text:p>
      <text:p text:style-name="Text_20_body">✍ Example Schema:</text:p>
      <text:p text:style-name="Preformatted_20_Text">sql</text:p>
      <text:p text:style-name="Preformatted_20_Text">CopyEdit</text:p>
      <text:p text:style-name="P1"><text:span text:style-name="Source_20_Text">CREATE TABLE Crime (</text:span></text:p>
      <text:p text:style-name="P1"><text:span text:style-name="Source_20_Text"><text:s text:c="4"/>Crime_ID INT PRIMARY KEY,</text:span></text:p>
      <text:p text:style-name="P1"><text:span text:style-name="Source_20_Text"><text:s text:c="4"/>Crime_Type VARCHAR(50),</text:span></text:p>
      <text:p text:style-name="P1"><text:span text:style-name="Source_20_Text"><text:s text:c="4"/>Crime_Description TEXT,</text:span></text:p>
      <text:p text:style-name="P1"><text:span text:style-name="Source_20_Text"><text:s text:c="4"/>Crime_Date DATE,</text:span></text:p>
      <text:p text:style-name="P1"><text:span text:style-name="Source_20_Text"><text:s text:c="4"/>Crime_Location VARCHAR(100),</text:span></text:p>
      <text:p text:style-name="P1"><text:span text:style-name="Source_20_Text"><text:s text:c="4"/>Crime_Status VARCHAR(20)</text:span></text:p>
      <text:p text:style-name="P2"><text:span text:style-name="Source_20_Text">);</text:span></text:p>
      <text:p text:style-name="Text_20_body">Similarly, create tables for <text:span text:style-name="Strong_20_Emphasis">Cases, Police Officers, Investigators, Victims, Evidence, Witnesses, Suspects, Reports, and Police Stations</text:span>.</text:p>
      <text:p text:style-name="Horizontal_20_Line"/>
      <text:h text:style-name="Heading_20_2" text:outline-level="2"><text:span text:style-name="Strong_20_Emphasis">🔹 Step 5: Set Up the Database (SQL Implementation)</text:span></text:h>
      <text:p text:style-name="Text_20_body">Use <text:span text:style-name="Strong_20_Emphasis">MySQL, PostgreSQL, or Oracle DB</text:span> to implement your schema.</text:p>
      <text:p text:style-name="Text_20_body">👉 <text:span text:style-name="Strong_20_Emphasis">Example SQL queries to create tables:</text:span></text:p>
      <text:p text:style-name="Preformatted_20_Text">sql</text:p>
      <text:p text:style-name="Preformatted_20_Text">CopyEdit</text:p>
      <text:p text:style-name="P1"><text:span text:style-name="Source_20_Text">CREATE TABLE Police_Officer (</text:span></text:p>
      <text:p text:style-name="P1"><text:span text:style-name="Source_20_Text"><text:s text:c="4"/>Officer_ID INT PRIMARY KEY,</text:span></text:p>
      <text:p text:style-name="P1"><text:span text:style-name="Source_20_Text"><text:s text:c="4"/>Officer_Name VARCHAR(50),</text:span></text:p>
      <text:p text:style-name="P1"><text:span text:style-name="Source_20_Text"><text:s text:c="4"/>Rank VARCHAR(20),</text:span></text:p>
      <text:p text:style-name="P1"><text:span text:style-name="Source_20_Text"><text:s text:c="4"/>Department VARCHAR(50),</text:span></text:p>
      <text:p text:style-name="P1"><text:soft-page-break/><text:span text:style-name="Source_20_Text"><text:s text:c="4"/>Phone_Number VARCHAR(15),</text:span></text:p>
      <text:p text:style-name="P1"><text:span text:style-name="Source_20_Text"><text:s text:c="4"/>Email VARCHAR(50)</text:span></text:p>
      <text:p text:style-name="P2"><text:span text:style-name="Source_20_Text">);</text:span></text:p>
      <text:p text:style-name="Text_20_body">✅ <text:span text:style-name="Strong_20_Emphasis">Use Foreign Keys</text:span> to establish relationships:</text:p>
      <text:p text:style-name="Preformatted_20_Text">sql</text:p>
      <text:p text:style-name="Preformatted_20_Text">CopyEdit</text:p>
      <text:p text:style-name="P1"><text:span text:style-name="Source_20_Text">CREATE TABLE Case_Record (</text:span></text:p>
      <text:p text:style-name="P1"><text:span text:style-name="Source_20_Text"><text:s text:c="4"/>Case_ID INT PRIMARY KEY,</text:span></text:p>
      <text:p text:style-name="P1"><text:span text:style-name="Source_20_Text"><text:s text:c="4"/>Crime_ID INT,</text:span></text:p>
      <text:p text:style-name="P1"><text:span text:style-name="Source_20_Text"><text:s text:c="4"/>Case_Status VARCHAR(20),</text:span></text:p>
      <text:p text:style-name="P1"><text:span text:style-name="Source_20_Text"><text:s text:c="4"/>Filing_Date DATE,</text:span></text:p>
      <text:p text:style-name="P1"><text:span text:style-name="Source_20_Text"><text:s text:c="4"/>Closure_Date DATE,</text:span></text:p>
      <text:p text:style-name="P1"><text:span text:style-name="Source_20_Text"><text:s text:c="4"/>FOREIGN KEY (Crime_ID) REFERENCES Crime(Crime_ID)</text:span></text:p>
      <text:p text:style-name="P2"><text:span text:style-name="Source_20_Text">);</text:span></text:p>
      <text:p text:style-name="Horizontal_20_Line"/>
      <text:h text:style-name="Heading_20_2" text:outline-level="2"><text:span text:style-name="Strong_20_Emphasis">🔹 Step 6: Insert Sample Data</text:span></text:h>
      <text:p text:style-name="Text_20_body">Add test data using <text:span text:style-name="Strong_20_Emphasis">INSERT INTO</text:span> statements.</text:p>
      <text:p text:style-name="Preformatted_20_Text">sql</text:p>
      <text:p text:style-name="Preformatted_20_Text">CopyEdit</text:p>
      <text:p text:style-name="P1"><text:span text:style-name="Source_20_Text">INSERT INTO Crime VALUES (1, 'Robbery', 'Bank Robbery at XYZ Street', '2025-02-10', 'XYZ Street', 'Under Investigation');</text:span></text:p>
      <text:p text:style-name="P2"><text:span text:style-name="Source_20_Text">INSERT INTO Police_Officer VALUES (101, 'John Doe', 'Inspector', 'Homicide', '9876543210', 'john@example.com');</text:span></text:p>
      <text:p text:style-name="Horizontal_20_Line"/>
      <text:h text:style-name="Heading_20_2" text:outline-level="2"><text:span text:style-name="Strong_20_Emphasis">🔹 Step 7: Implement Queries for Data Retrieval</text:span></text:h>
      <text:p text:style-name="Text_20_body">Create <text:span text:style-name="Strong_20_Emphasis">queries</text:span> to retrieve required information.</text:p>
      <text:p text:style-name="Text_20_body">🔎 <text:span text:style-name="Strong_20_Emphasis">Example queries:</text:span></text:p>
      <text:p text:style-name="Text_20_body">1️⃣ <text:span text:style-name="Strong_20_Emphasis">Find all crimes in a specific location:</text:span></text:p>
      <text:p text:style-name="Preformatted_20_Text">sql</text:p>
      <text:p text:style-name="Preformatted_20_Text">CopyEdit</text:p>
      <text:p text:style-name="P2"><text:span text:style-name="Source_20_Text">SELECT * FROM Crime WHERE Crime_Location = 'XYZ Street';</text:span></text:p>
      <text:p text:style-name="Text_20_body">2️⃣ <text:span text:style-name="Strong_20_Emphasis">List officers assigned to a case:</text:span></text:p>
      <text:p text:style-name="Preformatted_20_Text">sql</text:p>
      <text:p text:style-name="Preformatted_20_Text">CopyEdit</text:p>
      <text:p text:style-name="P1"><text:span text:style-name="Source_20_Text">SELECT Officer_Name FROM Police_Officer WHERE Officer_ID IN </text:span></text:p>
      <text:p text:style-name="P2"><text:span text:style-name="Source_20_Text">(SELECT Officer_ID FROM Investigator WHERE Case_ID = 2);</text:span></text:p>
      <text:p text:style-name="Text_20_body">3️⃣ <text:span text:style-name="Strong_20_Emphasis">Count total crimes by type:</text:span></text:p>
      <text:p text:style-name="Preformatted_20_Text">sql</text:p>
      <text:p text:style-name="Preformatted_20_Text">CopyEdit</text:p>
      <text:p text:style-name="P2"><text:span text:style-name="Source_20_Text">SELECT Crime_Type, COUNT(*) FROM Crime GROUP BY Crime_Type;</text:span></text:p>
      <text:p text:style-name="Horizontal_20_Line"/>
      <text:h text:style-name="Heading_20_2" text:outline-level="2"><text:soft-page-break/><text:span text:style-name="Strong_20_Emphasis">🔹 Step 8: Build the User Interface (Optional)</text:span></text:h>
      <text:p text:style-name="Text_20_body">You can create a <text:span text:style-name="Strong_20_Emphasis">simple frontend</text:span> using <text:span text:style-name="Strong_20_Emphasis">HTML, CSS, and PHP</text:span> or <text:span text:style-name="Strong_20_Emphasis">Python (Flask/Django)</text:span>.</text:p>
      <text:p text:style-name="Text_20_body">👉 <text:span text:style-name="Strong_20_Emphasis">For a basic web interface:</text:span></text:p>
      <text:list xml:id="list599386672" text:style-name="L15">
        <text:list-item>
          <text:p text:style-name="P32">Use <text:span text:style-name="Strong_20_Emphasis">PHP &amp; MySQL</text:span> for database connectivity.</text:p>
        </text:list-item>
        <text:list-item>
          <text:p text:style-name="P31">Use <text:span text:style-name="Strong_20_Emphasis">Python (Flask or Django)</text:span> for a dynamic web app.</text:p>
        </text:list-item>
      </text:list>
      <text:p text:style-name="Text_20_body">🖥️ <text:span text:style-name="Strong_20_Emphasis">Example PHP code to fetch crime records:</text:span></text:p>
      <text:p text:style-name="Preformatted_20_Text">php</text:p>
      <text:p text:style-name="Preformatted_20_Text">CopyEdit</text:p>
      <text:p text:style-name="P1"><text:span text:style-name="Source_20_Text">&lt;?php</text:span></text:p>
      <text:p text:style-name="P1"><text:span text:style-name="Source_20_Text">$connect = mysqli_connect("localhost", "root", "", "crime_db");</text:span></text:p>
      <text:p text:style-name="P1"><text:span text:style-name="Source_20_Text">$query = "SELECT * FROM Crime";</text:span></text:p>
      <text:p text:style-name="P1"><text:span text:style-name="Source_20_Text">$result = mysqli_query($connect, $query);</text:span></text:p>
      <text:p text:style-name="P1"><text:span text:style-name="Source_20_Text">while($row = mysqli_fetch_assoc($result)) {</text:span></text:p>
      <text:p text:style-name="P1"><text:span text:style-name="Source_20_Text"><text:s text:c="4"/>echo $row['Crime_ID']." - ".$row['Crime_Type']." - ".$row['Crime_Location']."&lt;br&gt;";</text:span></text:p>
      <text:p text:style-name="P1"><text:span text:style-name="Source_20_Text">}</text:span></text:p>
      <text:p text:style-name="P2"><text:span text:style-name="Source_20_Text">?&gt;</text:span></text:p>
      <text:p text:style-name="Horizontal_20_Line"/>
      <text:h text:style-name="Heading_20_2" text:outline-level="2"><text:span text:style-name="Strong_20_Emphasis">🔹 Step 9: Generate Reports (SQL &amp; Excel/Python Integration)</text:span></text:h>
      <text:p text:style-name="Text_20_body">🔍 <text:span text:style-name="Strong_20_Emphasis">Example Reports to generate:</text:span><text:line-break/>📌 Total crimes per year<text:line-break/>📌 Crimes by location<text:line-break/>📌 Officers assigned to cases</text:p>
      <text:p text:style-name="Text_20_body">Use SQL queries and <text:span text:style-name="Strong_20_Emphasis">Python (Pandas, Matplotlib)</text:span> to generate crime trend reports.</text:p>
      <text:p text:style-name="Horizontal_20_Line"/>
      <text:h text:style-name="Heading_20_2" text:outline-level="2"><text:span text:style-name="Strong_20_Emphasis">🔹 Step 10: Test &amp; Debug</text:span></text:h>
      <text:p text:style-name="Text_20_body">🛠️ <text:span text:style-name="Strong_20_Emphasis">Check for:</text:span><text:line-break/>✔️ Data consistency (ensure correct FK-PK relationships)<text:line-break/>✔️ Query performance (use <text:span text:style-name="Strong_20_Emphasis">Indexes</text:span> if needed)<text:line-break/>✔️ Input validation (prevent SQL injection in forms)</text:p>
      <text:p text:style-name="Horizontal_20_Line"/>
      <text:h text:style-name="Heading_20_2" text:outline-level="2"><text:span text:style-name="Strong_20_Emphasis">🔹 Step 11: Write Documentation</text:span></text:h>
      <text:p text:style-name="Text_20_body">📑 Your project report should include:<text:line-break/>✅ Introduction &amp; Objectives<text:line-break/>✅ ER Diagram &amp; Schema<text:line-break/>✅ SQL Queries Used<text:line-break/>✅ Challenges Faced<text:line-break/>✅ Future Enhancements</text:p>
      <text:p text:style-name="Horizontal_20_Line"><text:soft-page-break/></text:p>
      <text:h text:style-name="Heading_20_2" text:outline-level="2"><text:span text:style-name="Strong_20_Emphasis">🔹 Step 12: Final Project Submission &amp; Presentation</text:span></text:h>
      <text:p text:style-name="Text_20_body">🎤 <text:span text:style-name="Strong_20_Emphasis">For your project demo:</text:span></text:p>
      <text:list xml:id="list1940894716" text:style-name="L16">
        <text:list-item>
          <text:p text:style-name="P34">Show <text:span text:style-name="Strong_20_Emphasis">database structure &amp; queries</text:span></text:p>
        </text:list-item>
        <text:list-item>
          <text:p text:style-name="P34">Display <text:span text:style-name="Strong_20_Emphasis">sample crime records &amp; reports</text:span></text:p>
        </text:list-item>
        <text:list-item>
          <text:p text:style-name="P33">Explain <text:span text:style-name="Strong_20_Emphasis">how it improves crime tracking</text:span></text:p>
        </text:list-item>
      </text:list>
      <text:p text:style-name="Horizontal_20_Line"/>
      <text:h text:style-name="Heading_20_3" text:outline-level="3">🎯 <text:span text:style-name="Strong_20_Emphasis">Final Tips:</text:span></text:h>
      <text:p text:style-name="Text_20_body">✅ Keep database <text:span text:style-name="Strong_20_Emphasis">normalized (3NF)</text:span><text:line-break/>✅ Use <text:span text:style-name="Strong_20_Emphasis">foreign keys</text:span> properly<text:line-break/>✅ Provide <text:span text:style-name="Strong_20_Emphasis">user-friendly reports &amp; queries</text:span></text:p>
      <text:p text:style-name="Text_20_body">Do you need help with <text:span text:style-name="Strong_20_Emphasis">ER diagrams, SQL queries, or a simple frontend?</text:span> 😊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0:15:06.776915374</meta:creation-date>
    <dc:date>2025-02-10T12:30:01.871043046</dc:date>
    <meta:editing-duration>PT1H4M24S</meta:editing-duration>
    <meta:editing-cycles>1</meta:editing-cycles>
    <meta:document-statistic meta:table-count="0" meta:image-count="0" meta:object-count="0" meta:page-count="7" meta:paragraph-count="193" meta:word-count="1010" meta:character-count="6527" meta:non-whitespace-character-count="5719"/>
    <meta:generator>LibreOffice/7.3.7.2$Linux_X86_64 LibreOffice_project/30$Build-2</meta:generator>
  </office:meta>
</office:document-meta>
</file>